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40000022899C8A2BB1F96EF8A.jpg" manifest:media-type="image/jpeg"/>
  <manifest:file-entry manifest:full-path="Pictures/10000000000004A2000004AE63985426E8A0D775.jpg" manifest:media-type="image/jpeg"/>
  <manifest:file-entry manifest:full-path="Pictures/1000000100000380000002581C1D76AF97930E58.png" manifest:media-type="image/png"/>
  <manifest:file-entry manifest:full-path="Pictures/100000010000044D000005705010281E86234717.png" manifest:media-type="image/png"/>
  <manifest:file-entry manifest:full-path="Pictures/10000000000002A60000016A9CC8F7382256F44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8cm" svg:height="6.648cm" svg:x="17.4cm" svg:y="9.225cm">
          <draw:image xlink:href="Pictures/10000000000002A60000016A9CC8F7382256F445.jpg" xlink:type="simple" xlink:show="embed" xlink:actuate="onLoad" draw:mime-type="image/jpeg">
            <text:p/>
          </draw:image>
        </draw:frame>
        <draw:frame draw:style-name="gr2" draw:text-style-name="P2" draw:layer="layout" svg:width="12.456cm" svg:height="15.999cm" svg:x="-2.056cm" svg:y="0.001cm">
          <draw:image xlink:href="Pictures/100000010000044D000005705010281E86234717.png" xlink:type="simple" xlink:show="embed" xlink:actuate="onLoad" draw:mime-type="image/png">
            <text:p/>
          </draw:image>
        </draw:frame>
        <draw:frame draw:style-name="gr2" draw:text-style-name="P2" draw:layer="layout" svg:width="9.585cm" svg:height="6.654cm" svg:x="7.87cm" svg:y="9.258cm">
          <draw:image xlink:href="Pictures/1000000100000380000002581C1D76AF97930E58.png" xlink:type="simple" xlink:show="embed" xlink:actuate="onLoad" draw:mime-type="image/png">
            <text:p/>
          </draw:image>
        </draw:frame>
        <draw:frame draw:style-name="gr2" draw:text-style-name="P2" draw:layer="layout" svg:width="9.23cm" svg:height="9.33cm" svg:x="7.87cm" svg:y="0cm">
          <draw:image xlink:href="Pictures/10000000000004A2000004AE63985426E8A0D775.jpg" xlink:type="simple" xlink:show="embed" xlink:actuate="onLoad" draw:mime-type="image/jpeg">
            <text:p/>
          </draw:image>
        </draw:frame>
        <draw:frame draw:style-name="gr1" draw:text-style-name="P1" draw:layer="layout" svg:width="11.6cm" svg:height="9.328cm" svg:x="16.6cm" svg:y="0cm">
          <draw:image xlink:href="Pictures/10000000000002A40000022899C8A2BB1F96EF8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19-09-02T05:53:49.613983106</meta:creation-date>
    <dc:date>2023-01-06T17:40:31.791683944</dc:date>
    <dc:creator>Dennis Schulmeister-Zimolong</dc:creator>
    <meta:editing-duration>PT3H11M41S</meta:editing-duration>
    <meta:editing-cycles>28</meta:editing-cycles>
    <meta:generator>LibreOffice/7.4.3.2$Linux_X86_64 LibreOffice_project/40$Build-2</meta:generator>
    <meta:document-statistic meta:object-count="28"/>
  </office:meta>
</office:document-meta>
</file>